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65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language-asian="en" style:country-asian="US" style:font-size-complex="6.80000019073486pt"/>
    </style:style>
    <style:style style:name="ce2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2">
          <table:table-cell/>
          <table:table-cell table:style-name="ce1" office:value-type="string">
            <text:p>Skapa grunden för projektet, alltså, filer och uppläg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Skapa ett interface för va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Skapa funktioner för att spara och läsa in medlemsregistr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table:style-name="ce2" office:value-type="string">
            <text:p>Skapa funktion för att lägga till medlemm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Rendera en lista med alla medlemm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>
            <draw:frame table:end-cell-address="Sheet1.H29" table:end-x="0.0665in" table:end-y="0.1575in" draw:z-index="0" draw:style-name="gr1" svg:width="10.2902in" svg:height="3.535in" svg:x="0.0004in" svg:y="0.0008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/>
          <table:table-cell office:value-type="string">
            <text:p>Sprint Retrospectiv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ålen för denna sprinten blev uppfyllda utan några problem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dsplanering stämde ganska bra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t fanns dock lite mer tid än vad som egentligen behövdes för att genomföra uppgifterna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18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21M41S</meta:editing-duration>
    <meta:editing-cycles>10</meta:editing-cycles>
    <meta:generator>OpenOffice.org/3.3$Win32 OpenOffice.org_project/330m20$Build-9567</meta:generator>
    <dc:date>2014-01-07T18:17:53.38</dc:date>
    <meta:document-statistic meta:table-count="3" meta:cell-count="5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8cm" svg:height="8.98cm" xlink:href=".." xlink:type="simple" chart:class="chart:line" chart:style-name="ch1">
        <chart:title svg:x="10.485cm" svg:y="0.316cm" chart:style-name="ch2">
          <text:p>Burndown chart</text:p>
        </chart:title>
        <chart:legend chart:legend-position="end" svg:x="24.35cm" svg:y="3.944cm" chart:style-name="ch3"/>
        <chart:plot-area chart:style-name="ch4" table:cell-range-address="Sheet1.A7:Sheet1.A8 Sheet1.C7:Sheet1.F8" chart:data-source-has-labels="column" svg:x="1.56cm" svg:y="1.631cm" svg:width="21.746cm" svg:height="6.162cm">
          <chartooo:coordinate-region svg:x="2.181cm" svg:y="1.843cm" svg:width="21.031cm" svg:height="5.277cm"/>
          <chart:axis chart:dimension="x" chart:name="primary-x" chart:style-name="ch5">
            <chart:title svg:x="10.272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